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27122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text-properties officeooo:paragraph-rsid="0027122e" fo:background-color="#ffff00"/>
    </style:style>
    <style:style style:name="P7" style:family="paragraph" style:parent-style-name="Standard">
      <style:text-properties officeooo:paragraph-rsid="00275578" fo:background-color="#ffff00"/>
    </style:style>
    <style:style style:name="P8" style:family="paragraph" style:parent-style-name="Standard">
      <style:text-properties officeooo:rsid="00275578" officeooo:paragraph-rsid="00275578" fo:background-color="#ffff00"/>
    </style:style>
    <style:style style:name="P9" style:family="paragraph" style:parent-style-name="Standard">
      <style:text-properties officeooo:paragraph-rsid="0027122e"/>
    </style:style>
    <style:style style:name="P10" style:family="paragraph" style:parent-style-name="Standard">
      <style:text-properties officeooo:paragraph-rsid="0027122e" fo:background-color="transparent"/>
    </style:style>
    <style:style style:name="P11" style:family="paragraph" style:parent-style-name="Standard">
      <style:text-properties officeooo:paragraph-rsid="00275578" fo:background-color="transparent"/>
    </style:style>
    <style:style style:name="P12" style:family="paragraph" style:parent-style-name="Standard">
      <style:text-properties officeooo:paragraph-rsid="00275578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officeooo:rsid="00275578" fo:background-color="#ffff00" loext:char-shading-value="0"/>
    </style:style>
    <style:style style:name="T5" style:family="text">
      <style:text-properties officeooo:rsid="00275578"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aa3e" style:font-weight-asian="bold" style:font-weight-complex="bold"/>
    </style:style>
    <style:style style:name="T8" style:family="text">
      <style:text-properties officeooo:rsid="00275578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75578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I</text:span><text:span text:style-name="T6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12">¿Cuántos pines tiene un conector LPT de 9 pines? <text:span text:style-name="T5">FALSO DB25 PINES. https://es.wikipedia.org/wiki/Puerto_paralelo</text:span></text:p>
      <text:p text:style-name="P4">a) 4.</text:p>
      <text:p text:style-name="P4">b) 6.</text:p>
      <text:p text:style-name="P12"><text:span text:style-name="T9">c) 9.</text:span></text:p>
      <text:p text:style-name="P12"><text:span text:style-name="T10">d</text:span>) 12.</text:p>
      <text:p text:style-name="P4"/>
      <text:p text:style-name="P4">¿Qué tipo de dispositivo suele utilizar un puerto COM de 9 pines? </text:p>
      <text:p text:style-name="P6">a) Impresoras. https://es.ccm.net/aplicaciones-e-internet/museo-de-internet/enciclopedia/12012-que-es-un-conector-db9-y-para-que-sirve/</text:p>
      <text:p text:style-name="P4">b) Monitores.</text:p>
      <text:p text:style-name="P10">c) Tarjetas de sonido.</text:p>
      <text:p text:style-name="P4">d) Cámaras digitales.</text:p>
      <text:p text:style-name="P4"/>
      <text:p text:style-name="P4">¿Cuál es la función principal de un conector IEEE 1394 de 6 pines?</text:p>
      <text:p text:style-name="P6">a) Alta velocidad de transferencia y conexión en cadena. https://en.wikipedia.org/wiki/IEEE_1394</text:p>
      <text:p text:style-name="P4">b) Reversibilidad del conector.</text:p>
      <text:p text:style-name="P4">c) Conectar dispositivos de almacenamiento externo.</text:p>
      <text:p text:style-name="P4">d) Uso exclusivo en dispositivos Apple.</text:p>
      <text:p text:style-name="P4"/>
      <text:p text:style-name="P4">¿Cuántos pines tiene un conector Thunderbolt 4?</text:p>
      <text:p text:style-name="P4">a) 8.</text:p>
      <text:p text:style-name="P4">b) 16.</text:p>
      <text:p text:style-name="P6">c) 24. https://thunderbolttechnology.net/tech</text:p>
      <text:p text:style-name="P4">d) 32.</text:p>
      <text:p text:style-name="P4"/>
      <text:p text:style-name="P4">¿Qué tipo de dispositivo suele utilizar un conector PS/2 de 4 pines?</text:p>
      <text:p text:style-name="P4">a) Impresoras.</text:p>
      <text:p text:style-name="P4">b) Monitores.</text:p>
      <text:p text:style-name="P6">c) Teclados y ratones. https://www.techopedia.com/definition/3460/ps-2-connector</text:p>
      <text:p text:style-name="P4">d) Cámaras digitales.</text:p>
      <text:p text:style-name="P4"/>
      <text:p text:style-name="P4">¿Cuál es la función principal de un puerto COM en una computadora?</text:p>
      <text:p text:style-name="P4">a) Conectar dispositivos de red.</text:p>
      <text:p text:style-name="P4">b) Facilitar la carga de dispositivos móviles.</text:p>
      <text:p text:style-name="P6">c) Proporcionar comunicación serial con periféricos. https://www.techopedia.com/definition/17801/com-port</text:p>
      <text:p text:style-name="P4">d) Transmitir señales de video.</text:p>
      <text:p text:style-name="P4"/>
      <text:p text:style-name="P4">¿Cuántos pines tiene un conector LPT de 6 pines? <text:span text:style-name="T5">FALSO DB25 PINES. https://es.wikipedia.org/wiki/Puerto_paralelo</text:span></text:p>
      <text:p text:style-name="P10">a) 4.</text:p>
      <text:p text:style-name="P11">b) 6.</text:p>
      <text:p text:style-name="P4"><text:soft-page-break/>c) 9.</text:p>
      <text:p text:style-name="P4">d) 12.</text:p>
      <text:p text:style-name="P4"/>
      <text:p text:style-name="P4">¿Qué tipo de dispositivo suele utilizar un conector IEEE 1394 de 4 pines?</text:p>
      <text:p text:style-name="P4">a) Impresoras.</text:p>
      <text:p text:style-name="P6">b) Discos duros externos. https://en.wikipedia.org/wiki/IEEE_1394</text:p>
      <text:p text:style-name="P4">c) Teclados y ratones.</text:p>
      <text:p text:style-name="P4">d) Monitores.</text:p>
      <text:p text:style-name="P4"/>
      <text:p text:style-name="P4">¿Cuál es la función principal de un conector Thunderbolt en una computadora?</text:p>
      <text:p text:style-name="P4">a) Conectar dispositivos de red.</text:p>
      <text:p text:style-name="P4">b) Transmitir señales de audio de alta calidad.</text:p>
      <text:p text:style-name="P6">c) Alta velocidad de transferencia y conexión en cadena. https://thunderbolttechnology.net/tech</text:p>
      <text:p text:style-name="P4">d) Proporcionar energía para la carga de dispositivos móviles.</text:p>
      <text:p text:style-name="P4"/>
      <text:p text:style-name="P4"/>
      <text:p text:style-name="P4">¿Cuál de los siguientes conectores es analógico y se utiliza comúnmente para la conexión de monitores y proyectores?</text:p>
      <text:p text:style-name="P4">a) HDMI.</text:p>
      <text:p text:style-name="P4">b) DisplayPort.</text:p>
      <text:p text:style-name="P4">c) USB-C.</text:p>
      <text:p text:style-name="P6">d) VGA. https://www.techopedia.com/definition/4917/vga-connector</text:p>
      <text:p text:style-name="P4"/>
      <text:p text:style-name="P4">¿Cuántos pines tiene un conector VGA estándar?</text:p>
      <text:p text:style-name="P6">a) 15. https://www.techopedia.com/definition/4882/video-graphics-array-vga</text:p>
      <text:p text:style-name="P4">b) 9.</text:p>
      <text:p text:style-name="P4">c) 24.</text:p>
      <text:p text:style-name="P4">d) 19.</text:p>
      <text:p text:style-name="P4"/>
      <text:p text:style-name="P4">¿Cuál de los siguientes conectores es digital y se utiliza para transmitir audio y video de alta calidad?</text:p>
      <text:p text:style-name="P4">a) USB-C.</text:p>
      <text:p text:style-name="P4">b) VGA.</text:p>
      <text:p text:style-name="P4">c) HDMI.</text:p>
      <text:p text:style-name="P6">d) DisplayPort. https://www.adslzone.net/reportajes/tecnologia/hdmi-vs-displayport/</text:p>
      <text:p text:style-name="P4"/>
      <text:p text:style-name="P4">¿Cuál es la principal ventaja del conector HDMI sobre el VGA?</text:p>
      <text:p text:style-name="P4">a) Mayor velocidad de transferencia.</text:p>
      <text:p text:style-name="P4">b) Reversibilidad del conector.</text:p>
      <text:p text:style-name="P6">c) Transmite audio y video digital. https://www.adslzone.net/reportajes/tecnologia/hdmi-vs-displayport/</text:p>
      <text:p text:style-name="P4">d) Mayor resistencia física.</text:p>
      <text:p text:style-name="P4"/>
      <text:p text:style-name="P4">¿Cuántos pines tiene un conector HDMI estándar?</text:p>
      <text:p text:style-name="P4">a) 15.</text:p>
      <text:p text:style-name="P6">b) 19. https://es.wikipedia.org/wiki/High-Definition_Multimedia_Interface</text:p>
      <text:p text:style-name="P4">c) 24.</text:p>
      <text:p text:style-name="P4"><text:soft-page-break/>d) 32.</text:p>
      <text:p text:style-name="P4"/>
      <text:p text:style-name="P4">¿Qué tipo de señal transmite el conector DisplayPort?</text:p>
      <text:p text:style-name="P4">a) Solo audio.</text:p>
      <text:p text:style-name="P4">b) Solo video.</text:p>
      <text:p text:style-name="P7">c) Audio y video. https://www.adslzone.net/reportajes/tecnologia/hdmi-vs-displayport/</text:p>
      <text:p text:style-name="P4">d) Datos de almacenamiento.</text:p>
      <text:p text:style-name="P4"/>
      <text:p text:style-name="P4">¿Cuántos pines tiene un conector DisplayPort estándar?</text:p>
      <text:p text:style-name="P4">a) 15.</text:p>
      <text:p text:style-name="P4">b) 19.</text:p>
      <text:p text:style-name="P6">c) 20. https://es.wikipedia.org/wiki/DisplayPort</text:p>
      <text:p text:style-name="P4">d) 24.</text:p>
      <text:p text:style-name="P4"/>
      <text:p text:style-name="P4">¿Cuál de los siguientes conectores es reversible y se utiliza para la transmisión de datos, energía, audio y video?</text:p>
      <text:p text:style-name="P4">a) DisplayPort.</text:p>
      <text:p text:style-name="P6">b) USB-C. https://www.lavanguardia.com/andro4all/tecnologia/tipos-de-conectores-usb#index3</text:p>
      <text:p text:style-name="P4">c) HDMI.</text:p>
      <text:p text:style-name="P4">d) VGA.</text:p>
      <text:p text:style-name="P4"/>
      <text:p text:style-name="P4">¿Cuántos pines tiene un conector USB-C estándar?</text:p>
      <text:p text:style-name="P4">a) 15.</text:p>
      <text:p text:style-name="P4">b) 19.</text:p>
      <text:p text:style-name="P6">c) 24. https://es.wikipedia.org/wiki/USB-C</text:p>
      <text:p text:style-name="P4">d) 32.</text:p>
      <text:p text:style-name="P4"/>
      <text:p text:style-name="P4">¿Cuál es la principal ventaja del conector DisplayPort sobre el HDMI?</text:p>
      <text:p text:style-name="P6">a) Mayor velocidad de transferencia. https://www.info-computer.com/blog/diferencias-displayport-vs-hdmi-cual-elegir.html</text:p>
      <text:p text:style-name="P4">b) Reversibilidad del conector.</text:p>
      <text:p text:style-name="P4">c) Transmite audio y video digital.</text:p>
      <text:p text:style-name="P4">d) Mayor resistencia física.</text:p>
      <text:p text:style-name="P4"/>
      <text:p text:style-name="P4">¿Cuántos pines tiene un conector VGA de 9 pines?</text:p>
      <text:p text:style-name="P10">a) 9.</text:p>
      <text:p text:style-name="P6">b) 15. https://es.wikipedia.org/wiki/Video_Graphics_Array</text:p>
      <text:p text:style-name="P4">c) 24.</text:p>
      <text:p text:style-name="P4">d) 19.</text:p>
      <text:p text:style-name="P4"/>
      <text:p text:style-name="P4">¿Cuál de los siguientes conectores es conocido por su capacidad para admitir múltiples monitores mediante una sola conexión?</text:p>
      <text:p text:style-name="P6">a) HDMI. https://hardzone.es/tutoriales/componentes/duplicador-hdmi-salidas-video-grafica/</text:p>
      <text:p text:style-name="P4">b) DisplayPort.</text:p>
      <text:p text:style-name="P4">c) USB-C.</text:p>
      <text:p text:style-name="P4">d) VGA.</text:p>
      <text:p text:style-name="P4"/>
      <text:p text:style-name="P4"><text:soft-page-break/>¿Cuántos pines tiene un conector HDMI Mini?</text:p>
      <text:p text:style-name="P4">a) 15.</text:p>
      <text:p text:style-name="P6">b) 19. https://www.xataka.com/alta-definicion/el-conector-mini-hdmi-ya-esta-desarrollo</text:p>
      <text:p text:style-name="P4">c) 24.</text:p>
      <text:p text:style-name="P4">d) 32.</text:p>
      <text:p text:style-name="P4"/>
      <text:p text:style-name="P4">¿Qué tipo de señal transmite el conector HDMI?</text:p>
      <text:p text:style-name="P4">a) Solo audio.</text:p>
      <text:p text:style-name="P4">b) Solo video.</text:p>
      <text:p text:style-name="P7">c) Audio y video. https://www.adslzone.net/reportajes/tecnologia/hdmi-vs-displayport/</text:p>
      <text:p text:style-name="P4">d) Datos de almacenamiento.</text:p>
      <text:p text:style-name="P4"/>
      <text:p text:style-name="P4">¿Cuántos pines tiene un conector DisplayPort de 20 pines?</text:p>
      <text:p text:style-name="P4">a) 15.</text:p>
      <text:p text:style-name="P4">b) 19.</text:p>
      <text:p text:style-name="P6">c) 20. https://es.wikipedia.org/wiki/DisplayPort</text:p>
      <text:p text:style-name="P4">d) 24.</text:p>
      <text:p text:style-name="P4"/>
      <text:p text:style-name="P4">¿Cuál es la principal ventaja del conector VGA sobre el HDMI?</text:p>
      <text:p text:style-name="P4">a) Mayor velocidad de transferencia.</text:p>
      <text:p text:style-name="P4">b) Reversibilidad del conector.</text:p>
      <text:p text:style-name="P4">c) Transmite audio y video digital.</text:p>
      <text:p text:style-name="P10">d) Mayor resistencia física.</text:p>
      <text:p text:style-name="P8">NINGUNA</text:p>
      <text:p text:style-name="P6">http://webcache.googleusercontent.com/search?q=cache%3Ahttps%3A%2F%2Fwww.chuwi.com%2Fes%2Fnews%2Fitems%2F3077.html&amp;sca_esv=597772508&amp;hl=es&amp;source=hp&amp;ei=KhGhZdmWJaDhkdUP-YyA0Ak&amp;iflsig=ANes7DEAAAAAZaEfOn3oJdKoWWNA-Jj_mPAvxywrNIcE&amp;ved=0ahUKEwjZ08GBz9eDAxWgcKQEHXkGAJoQ4dUDCAw&amp;uact=5&amp;oq=cache%3Ahttps%3A%2F%2Fwww.chuwi.com%2Fes%2Fnews%2Fitems%2F3077.html&amp;gs_lp=Egdnd3Mtd2l6IjNjYWNoZTpodHRwczovL3d3dy5jaHV3aS5jb20vZXMvbmV3cy9pdGVtcy8zMDc3Lmh0bWxI-iJQAFjVHXAIeACQAQCYAVWgAVWqAQExuAEDyAEA-AEB-AECwgIREC4YgAQYsQMYgwEYxwEY0QPCAg4QABiABBiKBRixAxiDAcICDhAuGIAEGIoFGLEDGIMBwgILEAAYgAQYsQMYgwHCAg4QLhiABBixAxjHARjRA8ICCxAuGIAEGLEDGIMBwgIQEAAYgAQYigUYChixAxiDAcICBRAAGIAEwgIFEC4YgATCAgoQLhgKGLEDGIAEwgIHEC4YgAQYCsICDRAuGIAEGMcBGNEDGArCAg4QLhiABBjHARivARiOBcICCBAuGIAEGLEDwgIIEAAYgAQYsQPCAggQLhixAxiABMICCxAuGIAEGLEDGNQC&amp;sclient=gws-wiz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1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1:19:10.906000000</dc:date>
    <meta:editing-duration>PT8H44M8S</meta:editing-duration>
    <meta:editing-cycles>15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132" meta:word-count="666" meta:character-count="5927" meta:non-whitespace-character-count="5390"/>
  </office:meta>
</office:document-meta>
</file>